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Iosevka Extended" svg:font-family="'Iosevka Extende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</office:font-face-decls>
  <office:automatic-styles>
    <style:style style:name="P1" style:family="paragraph" style:parent-style-name="Standard">
      <style:text-properties fo:color="#eeeeee" loext:opacity="100%" style:font-name="Iosevka Extended" fo:font-size="9pt" style:font-size-asian="9pt" style:font-size-complex="9pt"/>
    </style:style>
    <style:style style:name="P2" style:family="paragraph" style:parent-style-name="Standard">
      <style:text-properties fo:color="#eeeeee" loext:opacity="100%" style:font-name="Iosevka Extended" fo:font-size="9pt" officeooo:paragraph-rsid="001e6f23" style:font-size-asian="9pt" style:font-size-complex="9pt"/>
    </style:style>
    <style:style style:name="P3" style:family="paragraph" style:parent-style-name="Standard" style:master-page-name="">
      <loext:graphic-properties draw:fill="none"/>
      <style:paragraph-properties fo:margin-left="0.4cm" fo:margin-right="0cm" fo:text-indent="0cm" style:auto-text-indent="false" style:page-number="auto" fo:background-color="transparent"/>
      <style:text-properties fo:color="#eeeeee" loext:opacity="100%" style:font-name="Iosevka Extended" fo:font-size="9pt" officeooo:paragraph-rsid="001e6f23" style:font-size-asian="9pt" style:font-size-complex="9pt"/>
    </style:style>
    <style:style style:name="P4" style:family="paragraph" style:parent-style-name="Standard">
      <style:text-properties officeooo:paragraph-rsid="001e6f23"/>
    </style:style>
    <style:style style:name="T1" style:family="text">
      <style:text-properties officeooo:rsid="001e6f23"/>
    </style:style>
    <style:style style:name="T2" style:family="text">
      <style:text-properties fo:color="#eeeeee" loext:opacity="100%" style:font-name="Iosevka Extended" fo:font-size="9pt" officeooo:rsid="001e6f23" style:font-size-asian="9pt" style:font-size-complex="9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<text:s text:c="2"/></text:p>
      <text:p text:style-name="P3"/>
      <text:p text:style-name="P2"/>
      <text:p text:style-name="P2"/>
      <text:p text:style-name="P2"><text:s text:c="3"/>DOSSIER DE PRÉSENTATION</text:p>
      <text:p text:style-name="P1"/>
      <text:p text:style-name="P1"><text:s text:c="4"/>_ <text:s text:c="2"/>_ <text:s text:c="6"/>_ _ <text:s text:c="20"/>_ <text:s text:c="16"/></text:p>
      <text:p text:style-name="P1"><text:s text:c="3"/>/ \ | |_ ___| (_) ___ _ __ ___ <text:s text:c="5"/>| | ___ _ <text:s text:c="2"/>___ <text:s/>__</text:p>
      <text:p text:style-name="P1"><text:s text:c="2"/>/ _ \| __/ _ \ | |/ _ \ '__/ __| <text:s/>_ <text:s/>| |/ _ \ | | \ \/ /</text:p>
      <text:p text:style-name="P1"><text:s/>/ ___ \ || <text:s/>__/ | | <text:s/>__/ | <text:s/>\__ \ | |_| | <text:s/>__/ |_| |&gt; <text:s/>&lt; <text:s text:c="6"/></text:p>
      <text:p text:style-name="P2">/_/ <text:s text:c="2"/>\_\__\___|_|_|\___|_| <text:s/>|___/ <text:s/>\___/ \___|\__,_/_/\_\</text:p>
      <text:p text:style-name="P2"><text:s text:c="64"/>Léon Lenclos </text:p>
      <text:p text:style-name="P4"><text:span text:style-name="T2"><text:s text:c="53"/>contact@leonlenclos.net</text:span></text:p>
      <text:p text:style-name="P2"><text:s/>_____ <text:s text:c="39"/>_ <text:s text:c="4"/>_ <text:s text:c="15"/></text:p>
      <text:p text:style-name="P1">|_ <text:s text:c="2"/>_| <text:s text:c="2"/>_ _ __ <text:s text:c="2"/>___ <text:s text:c="2"/>__ _ _ __ __ _ _ __ | |__ (_) __ _ _ <text:s text:c="2"/>_ <text:s/>___ <text:s/>___ </text:p>
      <text:p text:style-name="P1"><text:s text:c="2"/>| || | | | '_ \ / _ \ / _` | '__/ _` | '_ \| '_ \| |/ _` | | | |/ _ \/ __|</text:p>
      <text:p text:style-name="P1"><text:s text:c="2"/>| || |_| | |_) | (_) | (_| | | | (_| | |_) | | | | | (_| | |_| | <text:s/>__/\__ \</text:p>
      <text:p text:style-name="P1"><text:s text:c="2"/>|_| \__, | .__/ \___/ \__, |_| <text:s/>\__,_| .__/|_| |_|_|\__, |\__,_|\___||___/</text:p>
      <text:p text:style-name="P1"><text:s text:c="6"/>|___/|_| <text:s text:c="9"/>|___/ <text:s text:c="9"/>|_| <text:s text:c="14"/>|_| <text:s text:c="11"/></text:p>
      <text:p text:style-name="P1"><text:s text:c="6"/></text:p>
      <text:p text:style-name="P1"/>
      <text:p text:style-name="P1"/>
      <text:p text:style-name="P1"/>
      <text:p text:style-name="P1"><text:s text:c="6"/>+ --------------------------- +</text:p>
      <text:p text:style-name="P1"><text:s text:c="5"/>/ <text:s text:c="3"/>CONTEXTE ET OBJECTIFS <text:s text:c="3"/>/</text:p>
      <text:p text:style-name="P1"><text:s text:c="4"/>+ --------------------------- +</text:p>
      <text:p text:style-name="P1"/>
      <text:p text:style-name="P1">L'atelier est animé par Léon Lenclos autour de sa pratique du développement</text:p>
      <text:p text:style-name="P1">de jeux vidéos et plus précisément du jeu TU ES UN POINT un jeu de plateforme</text:p>
      <text:p text:style-name="P1">dont les graphismes sont composés uniquement de caractères typographiques.</text:p>
      <text:p text:style-name="P1"/>
      <text:p text:style-name="P1">L'objectif final est la création d'un jeu vidéo par groupe de deux.</text:p>
      <text:p text:style-name="P1"/>
      <text:p text:style-name="P1">La création des jeux se fait à l'aide d'un moteur de jeu, créé spécialement pour</text:p>
      <text:p text:style-name="P1">l'atelier, permettant de coder des jeux vidéos similaires à TU ES UN POINT.</text:p>
      <text:p text:style-name="P1"/>
      <text:p text:style-name="P1"><text:s text:c="6"/>+ --------------------------- +</text:p>
      <text:p text:style-name="P1"><text:s text:c="5"/>/ <text:s text:c="6"/>SPÉCIFICATIONS <text:s text:c="7"/>/</text:p>
      <text:p text:style-name="P1"><text:s text:c="4"/>+ --------------------------- +</text:p>
      <text:p text:style-name="P1"/>
      <text:p text:style-name="P1">Encadrants : Au moins un encadrant pour 20 participants en plus de l'intervenant</text:p>
      <text:p text:style-name="P1">Materiel :</text:p>
      <text:p text:style-name="P1">* Un ordinateur par groupe de deux avec connexion internet</text:p>
      <text:p text:style-name="P1">* Un vidéoprojecteur</text:p>
      <text:p text:style-name="P1">* Un tableau</text:p>
      <text:p text:style-name="P1">* Du papier et des stylos</text:p>
      <text:p text:style-name="P1"/>
      <text:p text:style-name="P1"><text:s text:c="6"/>+ --------------------------- +</text:p>
      <text:p text:style-name="P1"><text:s text:c="5"/>/ <text:s text:c="10"/>DÉROULÉ <text:s text:c="10"/>/</text:p>
      <text:p text:style-name="P1"><text:s text:c="4"/>+ --------------------------- +</text:p>
      <text:p text:style-name="P1"/>
      <text:p text:style-name="P1">Avant l’atelier (facultatif)</text:p>
      <text:p text:style-name="P1">----------------------------</text:p>
      <text:p text:style-name="P1"/>
      <text:p text:style-name="P1">Afin d'ouvrir la reflexion sur les problematiques abordées dans l’atelier, des</text:p>
      <text:p text:style-name="P1">éléments sont mis à disposition des encadrants.</text:p>
      <text:p text:style-name="P1"/>
      <text:p text:style-name="P1">* Mise à disposition d’une liste de question à se poser collectivement.</text:p>
      <text:p text:style-name="P1">* Mise à disposition de ressources (images, vidéos, poèmes) à regarder ensemble.</text:p>
      <text:p text:style-name="P1"/>
      <text:p text:style-name="P1"><text:soft-page-break/>Pendant l’atelier</text:p>
      <text:p text:style-name="P1">-----------------</text:p>
      <text:p text:style-name="P1"/>
      <text:p text:style-name="P1">L'atelier est construit sur une alternance entre moments théoriques (discussion</text:p>
      <text:p text:style-name="P1">collective) et moments pratique (seul ou par petits groupes). L'atelier se fini</text:p>
      <text:p text:style-name="P1">par une game jam pendant laquelle chaque groupe développe un jeu.</text:p>
      <text:p text:style-name="P1"/>
      <text:p text:style-name="P1">* Discussion théorique avec support multimédia (histoire de l’écriture,</text:p>
      <text:p text:style-name="P1">histoire de l’informatique, histoire de l’art) </text:p>
      <text:p text:style-name="P1">* Petits exercices d’écriture sur papier et sur éditeur de texte</text:p>
      <text:p text:style-name="P1">* Présentation du moteur de jeu, initiation à la programmation</text:p>
      <text:p text:style-name="P1">* Petits exercices pour s’approprier l’outil</text:p>
      <text:p text:style-name="P1">* Présentation et lancement de la Jam</text:p>
      <text:p text:style-name="P1">* Création d’un jeu vidéo par groupe de deux.</text:p>
      <text:p text:style-name="P1">* Conclusion</text:p>
      <text:p text:style-name="P1"/>
      <text:p text:style-name="P1">Après l’atelier</text:p>
      <text:p text:style-name="P1">---------------</text:p>
      <text:p text:style-name="P1"/>
      <text:p text:style-name="P1">* Toutes les créations faites pendant l’atelier sont publiées sur internet.</text:p>
      <text:p text:style-name="P1">* Les participants et les encadrants peuvent facilement avoir accès à l’outil</text:p>
      <text:p text:style-name="P1">présenté en atelier et continuer de s’en servir. Une documentation est mise</text:p>
      <text:p text:style-name="P1">à disposition.</text:p>
      <text:p text:style-name="P1">* Le contact de l’intervenant est donné aux encadrants et aux participants en</text:p>
      <text:p text:style-name="P1">cas de question technique liée à l’utilisation des outils.</text:p>
      <text:p text:style-name="P1"><text:s text:c="6"/></text:p>
      <text:p text:style-name="P1"/>
      <text:p text:style-name="P1"><text:s text:c="6"/>+ --------------------------- +</text:p>
      <text:p text:style-name="P1"><text:s text:c="5"/>/ <text:s text:c="10"/>SENS <text:s text:c="13"/>/</text:p>
      <text:p text:style-name="P1"><text:s text:c="4"/>+ --------------------------- +</text:p>
      <text:p text:style-name="P1"/>
      <text:p text:style-name="P1">Histoire</text:p>
      <text:p text:style-name="P1">--------</text:p>
      <text:p text:style-name="P1"/>
      <text:p text:style-name="P1">L'écriture a plus de 5000 ans, l'imprimerie a plus de 500 ans, le jeu vidéo a</text:p>
      <text:p text:style-name="P1">plus de 50 ans, à des echelles differentes, ce sont des histoires longues,</text:p>
      <text:p text:style-name="P1">l'histoire de dispositifs techniques qui ont eu le temps d'être explorés,</text:p>
      <text:p text:style-name="P1">éprouvés, remués.</text:p>
      <text:p text:style-name="P1"/>
      <text:p text:style-name="P1">Sans remonter trop loin dans ces histoires, on s'interessera aux travaux des</text:p>
      <text:p text:style-name="P1">poètes typographiques, spatialiste, lettriste, aux artistes de l'ASCII art et</text:p>
      <text:p text:style-name="P1">du mode texte en général, aux jeux vidéos textuels, OXO, les rogues-likes...</text:p>
      <text:p text:style-name="P1"/>
      <text:p text:style-name="P1">La création de jeu amateure</text:p>
      <text:p text:style-name="P1">---------------------------</text:p>
      <text:p text:style-name="P1"/>
      <text:p text:style-name="P1">L'atelier est aussi l'occasion pour les participants de rentrer dans</text:p>
      <text:p text:style-name="P1">l'ordinateur, d'aquérir une intuition plus fine de ce qu'il s'y trame.</text:p>
      <text:p text:style-name="P1">L'informatique c'est pas magique, la programmation leur est accessible,</text:p>
      <text:p text:style-name="P1">s'approprier ces outils et les comprendre, c'est reprendre la main sur</text:p>
      <text:p text:style-name="P1">quelquechose d'extrememnt présent dans leur quotidien.</text:p>
      <text:p text:style-name="P1"/>
      <text:p text:style-name="P1">Les jeux vidéos les plus populaires, ceux dont on parle dans les cours d'école</text:p>
      <text:p text:style-name="P1">(Fortnite, Minecraft, etc.) sont le produit d'une industrie motivée d'abord par</text:p>
      <text:p text:style-name="P1">des interets economique et qui transmet aussi un certain imaginaire. Mais le monde</text:p>
      <text:p text:style-name="P1">du jeu vidéo c'est aussi les jeux indés et les jeux amateurs, introduire ce</text:p>
      <text:p text:style-name="P1">milieu aux participant c'est leur montrer que l'on peut se réapproprier la </text:p>
      <text:p text:style-name="P1">fabrique du divertissement et des imaginaires.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Bitstream Vera Sans" svg:font-family="'Bitstream Vera Sans'" style:font-family-generic="system" style:font-pitch="variable"/>
    <style:font-face style:name="FreeSans" svg:font-family="FreeSans" style:font-family-generic="system" style:font-pitch="variable"/>
    <style:font-face style:name="FreeSans1" svg:font-family="FreeSans" style:font-family-generic="swiss"/>
    <style:font-face style:name="Iosevka Extended" svg:font-family="'Iosevka Extended'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Color Emoji" svg:font-family="'Noto Color Emoji'" style:font-pitch="fixed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Bitstream Vera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Bitstream Vera Sans" style:font-family-asian="'Bitstream Vera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1" style:font-family-complex="FreeSans" style:font-family-generic-complex="swiss" style:language-complex="zxx" style:country-complex="none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.536cm" fo:margin-right="1.988cm" fo:background-color="#333333" style:writing-mode="lr-tb" draw:fill="solid" draw:fill-color="#333333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333333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7T12:18:43.926163297</meta:creation-date>
    <dc:date>2022-06-17T12:27:39.030919829</dc:date>
    <meta:editing-duration>PT8M54S</meta:editing-duration>
    <meta:editing-cycles>2</meta:editing-cycles>
    <meta:generator>LibreOffice/7.2.4.1$Linux_X86_64 LibreOffice_project/20$Build-1</meta:generator>
    <meta:document-statistic meta:table-count="0" meta:image-count="0" meta:object-count="0" meta:page-count="2" meta:paragraph-count="90" meta:word-count="725" meta:character-count="4704" meta:non-whitespace-character-count="3595"/>
  </office:meta>
</office:document-meta>
</file>